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polygon draw:style-name="gr3" draw:layer="layout" svg:width="0.163cm" svg:height="0.333cm" svg:x="1.271cm" svg:y="1.6cm" svg:viewBox="0 0 164 334" draw:points="164,0 0,167 164,334">
            <text:p/>
          </draw:polygon>
          <draw:polygon draw:style-name="gr2" draw:layer="layout" svg:width="0.163cm" svg:height="0.333cm" svg:x="1.271cm" svg:y="1.6cm" svg:viewBox="0 0 164 334" draw:points="164,0 0,167 164,334">
            <text:p/>
          </draw:polygon>
          <draw:polygon draw:style-name="gr3" draw:layer="layout" svg:width="0.163cm" svg:height="0.333cm" svg:x="1.472cm" svg:y="1.598cm" svg:viewBox="0 0 164 334" draw:points="164,0 0,167 164,334">
            <text:p/>
          </draw:polygon>
          <draw:polygon draw:style-name="gr2" draw:layer="layout" svg:width="0.163cm" svg:height="0.333cm" svg:x="1.472cm" svg:y="1.598cm" svg:viewBox="0 0 164 334" draw:points="164,0 0,167 164,334">
            <text:p/>
          </draw:polygon>
          <draw:frame draw:style-name="gr4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Compensation</dc:title>
    <meta:creation-date>2011-02-07T16:51:21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